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برگه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ivelo</text:p>
          </table:table-cell>
          <table:table-cell office:value-type="string" calcext:value-type="string">
            <text:p>Kanono</text:p>
          </table:table-cell>
          <table:table-cell office:value-type="string" calcext:value-type="string">
            <text:p>Lasero</text:p>
          </table:table-cell>
          <table:table-cell office:value-type="string" calcext:value-type="string">
            <text:p>Ondil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(LN([.A2]+3)*12-7)" office:value-type="float" office:value="9.63553233343869" calcext:value-type="float">
            <text:p>10</text:p>
          </table:table-cell>
          <table:table-cell table:style-name="ce2" table:formula="of:=(LN([.A2]+3)*35-45)" office:value-type="float" office:value="3.52030263919617" calcext:value-type="float">
            <text:p>4</text:p>
          </table:table-cell>
          <table:table-cell table:style-name="ce2" table:formula="of:=(LN([.A2]+3)*25-10)" office:value-type="float" office:value="24.6573590279973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(LN([.A3]+3)*12-7)" office:value-type="float" office:value="12.3132549492092" calcext:value-type="float">
            <text:p>12</text:p>
          </table:table-cell>
          <table:table-cell table:style-name="ce2" table:formula="of:=(LN([.A3]+3)*35-45)" office:value-type="float" office:value="11.3303269351935" calcext:value-type="float">
            <text:p>11</text:p>
          </table:table-cell>
          <table:table-cell table:style-name="ce2" table:formula="of:=(LN([.A3]+3)*25-10)" office:value-type="float" office:value="30.2359478108525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(LN([.A4]+3)*12-7)" office:value-type="float" office:value="14.5011136307367" calcext:value-type="float">
            <text:p>15</text:p>
          </table:table-cell>
          <table:table-cell table:style-name="ce2" table:formula="of:=(LN([.A4]+3)*35-45)" office:value-type="float" office:value="17.7115814229819" calcext:value-type="float">
            <text:p>18</text:p>
          </table:table-cell>
          <table:table-cell table:style-name="ce2" table:formula="of:=(LN([.A4]+3)*25-10)" office:value-type="float" office:value="34.7939867307014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(LN([.A5]+3)*12-7)" office:value-type="float" office:value="16.3509217886638" calcext:value-type="float">
            <text:p>16</text:p>
          </table:table-cell>
          <table:table-cell table:style-name="ce2" table:formula="of:=(LN([.A5]+3)*35-45)" office:value-type="float" office:value="23.106855216936" calcext:value-type="float">
            <text:p>23</text:p>
          </table:table-cell>
          <table:table-cell table:style-name="ce2" table:formula="of:=(LN([.A5]+3)*25-10)" office:value-type="float" office:value="38.6477537263828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(LN([.A6]+3)*12-7)" office:value-type="float" office:value="17.953298500158" calcext:value-type="float">
            <text:p>18</text:p>
          </table:table-cell>
          <table:table-cell table:style-name="ce2" table:formula="of:=(LN([.A6]+3)*35-45)" office:value-type="float" office:value="27.7804539587943" calcext:value-type="float">
            <text:p>28</text:p>
          </table:table-cell>
          <table:table-cell table:style-name="ce2" table:formula="of:=(LN([.A6]+3)*25-10)" office:value-type="float" office:value="41.9860385419959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(LN([.A7]+3)*12-7)" office:value-type="float" office:value="19.3666949280346" calcext:value-type="float">
            <text:p>19</text:p>
          </table:table-cell>
          <table:table-cell table:style-name="ce2" table:formula="of:=(LN([.A7]+3)*35-45)" office:value-type="float" office:value="31.9028602067677" calcext:value-type="float">
            <text:p>32</text:p>
          </table:table-cell>
          <table:table-cell table:style-name="ce2" table:formula="of:=(LN([.A7]+3)*25-10)" office:value-type="float" office:value="44.930614433405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(LN([.A8]+3)*12-7)" office:value-type="float" office:value="20.6310211159286" calcext:value-type="float">
            <text:p>21</text:p>
          </table:table-cell>
          <table:table-cell table:style-name="ce2" table:formula="of:=(LN([.A8]+3)*35-45)" office:value-type="float" office:value="35.5904782547916" calcext:value-type="float">
            <text:p>36</text:p>
          </table:table-cell>
          <table:table-cell table:style-name="ce2" table:formula="of:=(LN([.A8]+3)*25-10)" office:value-type="float" office:value="47.5646273248511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(LN([.A9]+3)*12-7)" office:value-type="float" office:value="21.7747432735804" calcext:value-type="float">
            <text:p>22</text:p>
          </table:table-cell>
          <table:table-cell table:style-name="ce2" table:formula="of:=(LN([.A9]+3)*35-45)" office:value-type="float" office:value="38.926334547943" calcext:value-type="float">
            <text:p>39</text:p>
          </table:table-cell>
          <table:table-cell table:style-name="ce2" table:formula="of:=(LN([.A9]+3)*25-10)" office:value-type="float" office:value="49.9473818199593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(LN([.A10]+3)*12-7)" office:value-type="float" office:value="22.818879797456" calcext:value-type="float">
            <text:p>23</text:p>
          </table:table-cell>
          <table:table-cell table:style-name="ce2" table:formula="of:=(LN([.A10]+3)*35-45)" office:value-type="float" office:value="41.97173274258" calcext:value-type="float">
            <text:p>42</text:p>
          </table:table-cell>
          <table:table-cell table:style-name="ce2" table:formula="of:=(LN([.A10]+3)*25-10)" office:value-type="float" office:value="52.1226662447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(LN([.A11]+3)*12-7)" office:value-type="float" office:value="23.7793922895384" calcext:value-type="float">
            <text:p>24</text:p>
          </table:table-cell>
          <table:table-cell table:style-name="ce2" table:formula="of:=(LN([.A11]+3)*35-45)" office:value-type="float" office:value="44.7732275111538" calcext:value-type="float">
            <text:p>45</text:p>
          </table:table-cell>
          <table:table-cell table:style-name="ce2" table:formula="of:=(LN([.A11]+3)*25-10)" office:value-type="float" office:value="54.123733936538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(LN([.A12]+3)*12-7)" office:value-type="float" office:value="24.6686879553831" calcext:value-type="float">
            <text:p>25</text:p>
          </table:table-cell>
          <table:table-cell table:style-name="ce2" table:formula="of:=(LN([.A12]+3)*35-45)" office:value-type="float" office:value="47.3670065365341" calcext:value-type="float">
            <text:p>47</text:p>
          </table:table-cell>
          <table:table-cell table:style-name="ce2" table:formula="of:=(LN([.A12]+3)*25-10)" office:value-type="float" office:value="55.9764332403815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(LN([.A13]+3)*12-7)" office:value-type="float" office:value="25.4966024132265" calcext:value-type="float">
            <text:p>25</text:p>
          </table:table-cell>
          <table:table-cell table:style-name="ce2" table:formula="of:=(LN([.A13]+3)*35-45)" office:value-type="float" office:value="49.7817570385774" calcext:value-type="float">
            <text:p>50</text:p>
          </table:table-cell>
          <table:table-cell table:style-name="ce2" table:formula="of:=(LN([.A13]+3)*25-10)" office:value-type="float" office:value="57.7012550275552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(LN([.A14]+3)*12-7)" office:value-type="float" office:value="26.2710646668774" calcext:value-type="float">
            <text:p>26</text:p>
          </table:table-cell>
          <table:table-cell table:style-name="ce2" table:formula="of:=(LN([.A14]+3)*35-45)" office:value-type="float" office:value="52.0406052783923" calcext:value-type="float">
            <text:p>52</text:p>
          </table:table-cell>
          <table:table-cell table:style-name="ce2" table:formula="of:=(LN([.A14]+3)*25-10)" office:value-type="float" office:value="59.3147180559945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(LN([.A15]+3)*12-7)" office:value-type="float" office:value="26.9985601286746" calcext:value-type="float">
            <text:p>27</text:p>
          </table:table-cell>
          <table:table-cell table:style-name="ce2" table:formula="of:=(LN([.A15]+3)*35-45)" office:value-type="float" office:value="54.1624670419676" calcext:value-type="float">
            <text:p>54</text:p>
          </table:table-cell>
          <table:table-cell table:style-name="ce2" table:formula="of:=(LN([.A15]+3)*25-10)" office:value-type="float" office:value="60.8303336014054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(LN([.A16]+3)*12-7)" office:value-type="float" office:value="27.684461094754" calcext:value-type="float">
            <text:p>28</text:p>
          </table:table-cell>
          <table:table-cell table:style-name="ce2" table:formula="of:=(LN([.A16]+3)*35-45)" office:value-type="float" office:value="56.1630115263658" calcext:value-type="float">
            <text:p>56</text:p>
          </table:table-cell>
          <table:table-cell table:style-name="ce2" table:formula="of:=(LN([.A16]+3)*25-10)" office:value-type="float" office:value="62.2592939474041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(LN([.A17]+3)*12-7)" office:value-type="float" office:value="28.3332677499973" calcext:value-type="float">
            <text:p>28</text:p>
          </table:table-cell>
          <table:table-cell table:style-name="ce2" table:formula="of:=(LN([.A17]+3)*35-45)" office:value-type="float" office:value="58.0553642708254" calcext:value-type="float">
            <text:p>58</text:p>
          </table:table-cell>
          <table:table-cell table:style-name="ce2" table:formula="of:=(LN([.A17]+3)*25-10)" office:value-type="float" office:value="63.610974479161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(LN([.A18]+3)*12-7)" office:value-type="float" office:value="28.9487872826479" calcext:value-type="float">
            <text:p>29</text:p>
          </table:table-cell>
          <table:table-cell table:style-name="ce2" table:formula="of:=(LN([.A18]+3)*35-45)" office:value-type="float" office:value="59.8506295743897" calcext:value-type="float">
            <text:p>60</text:p>
          </table:table-cell>
          <table:table-cell table:style-name="ce2" table:formula="of:=(LN([.A18]+3)*25-10)" office:value-type="float" office:value="64.8933068388498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(LN([.A19]+3)*12-7)" office:value-type="float" office:value="29.5342692526811" calcext:value-type="float">
            <text:p>30</text:p>
          </table:table-cell>
          <table:table-cell table:style-name="ce2" table:formula="of:=(LN([.A19]+3)*35-45)" office:value-type="float" office:value="61.5582853203198" calcext:value-type="float">
            <text:p>62</text:p>
          </table:table-cell>
          <table:table-cell table:style-name="ce2" table:formula="of:=(LN([.A19]+3)*25-10)" office:value-type="float" office:value="66.113060943085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LN([.A20]+3)*12-7)" office:value-type="float" office:value="30.0925094402998" calcext:value-type="float">
            <text:p>30</text:p>
          </table:table-cell>
          <table:table-cell table:style-name="ce2" table:formula="of:=(LN([.A20]+3)*35-45)" office:value-type="float" office:value="63.1864858675411" calcext:value-type="float">
            <text:p>63</text:p>
          </table:table-cell>
          <table:table-cell table:style-name="ce2" table:formula="of:=(LN([.A20]+3)*25-10)" office:value-type="float" office:value="67.2760613339579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(LN([.A21]+3)*12-7)" office:value-type="float" office:value="30.6259305911498" calcext:value-type="float">
            <text:p>31</text:p>
          </table:table-cell>
          <table:table-cell table:style-name="ce2" table:formula="of:=(LN([.A21]+3)*35-45)" office:value-type="float" office:value="64.7422975575202" calcext:value-type="float">
            <text:p>65</text:p>
          </table:table-cell>
          <table:table-cell table:style-name="ce2" table:formula="of:=(LN([.A21]+3)*25-10)" office:value-type="float" office:value="68.387355398228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(LN([.A22]+3)*12-7)" office:value-type="float" office:value="31.1366459641753" calcext:value-type="float">
            <text:p>31</text:p>
          </table:table-cell>
          <table:table-cell table:style-name="ce2" table:formula="of:=(LN([.A22]+3)*35-45)" office:value-type="float" office:value="66.2318840621781" calcext:value-type="float">
            <text:p>66</text:p>
          </table:table-cell>
          <table:table-cell table:style-name="ce2" table:formula="of:=(LN([.A22]+3)*25-10)" office:value-type="float" office:value="69.4513457586987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(LN([.A23]+3)*12-7)" office:value-type="float" office:value="31.6265098984184" calcext:value-type="float">
            <text:p>32</text:p>
          </table:table-cell>
          <table:table-cell table:style-name="ce2" table:formula="of:=(LN([.A23]+3)*35-45)" office:value-type="float" office:value="67.660653870387" calcext:value-type="float">
            <text:p>68</text:p>
          </table:table-cell>
          <table:table-cell table:style-name="ce2" table:formula="of:=(LN([.A23]+3)*25-10)" office:value-type="float" office:value="70.471895621705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(LN([.A24]+3)*12-7)" office:value-type="float" office:value="32.0971584562578" calcext:value-type="float">
            <text:p>32</text:p>
          </table:table-cell>
          <table:table-cell table:style-name="ce2" table:formula="of:=(LN([.A24]+3)*35-45)" office:value-type="float" office:value="69.0333788307519" calcext:value-type="float">
            <text:p>69</text:p>
          </table:table-cell>
          <table:table-cell table:style-name="ce2" table:formula="of:=(LN([.A24]+3)*25-10)" office:value-type="float" office:value="71.45241345053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(LN([.A25]+3)*12-7)" office:value-type="float" office:value="32.5500423920519" calcext:value-type="float">
            <text:p>33</text:p>
          </table:table-cell>
          <table:table-cell table:style-name="ce2" table:formula="of:=(LN([.A25]+3)*35-45)" office:value-type="float" office:value="70.3542903101515" calcext:value-type="float">
            <text:p>70</text:p>
          </table:table-cell>
          <table:table-cell table:style-name="ce2" table:formula="of:=(LN([.A25]+3)*25-10)" office:value-type="float" office:value="72.395921650108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(LN([.A26]+3)*12-7)" office:value-type="float" office:value="32.9864541221024" calcext:value-type="float">
            <text:p>33</text:p>
          </table:table-cell>
          <table:table-cell table:style-name="ce2" table:formula="of:=(LN([.A26]+3)*35-45)" office:value-type="float" office:value="71.6271578561321" calcext:value-type="float">
            <text:p>72</text:p>
          </table:table-cell>
          <table:table-cell table:style-name="ce2" table:formula="of:=(LN([.A26]+3)*25-10)" office:value-type="float" office:value="73.3051127543801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(LN([.A27]+3)*12-7)" office:value-type="float" office:value="33.4075499598377" calcext:value-type="float">
            <text:p>33</text:p>
          </table:table-cell>
          <table:table-cell table:style-name="ce2" table:formula="of:=(LN([.A27]+3)*35-45)" office:value-type="float" office:value="72.8553540495266" calcext:value-type="float">
            <text:p>73</text:p>
          </table:table-cell>
          <table:table-cell table:style-name="ce2" table:formula="of:=(LN([.A27]+3)*25-10)" office:value-type="float" office:value="74.1823957496619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(LN([.A28]+3)*12-7)" office:value-type="float" office:value="33.8143685799459" calcext:value-type="float">
            <text:p>34</text:p>
          </table:table-cell>
          <table:table-cell table:style-name="ce2" table:formula="of:=(LN([.A28]+3)*35-45)" office:value-type="float" office:value="74.0419083581755" calcext:value-type="float">
            <text:p>74</text:p>
          </table:table-cell>
          <table:table-cell table:style-name="ce2" table:formula="of:=(LN([.A28]+3)*25-10)" office:value-type="float" office:value="75.0299345415539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(LN([.A29]+3)*12-7)" office:value-type="float" office:value="34.2078464538218" calcext:value-type="float">
            <text:p>34</text:p>
          </table:table-cell>
          <table:table-cell table:style-name="ce2" table:formula="of:=(LN([.A29]+3)*35-45)" office:value-type="float" office:value="75.1895521569801" calcext:value-type="float">
            <text:p>75</text:p>
          </table:table-cell>
          <table:table-cell table:style-name="ce2" table:formula="of:=(LN([.A29]+3)*25-10)" office:value-type="float" office:value="75.8496801121287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(LN([.A30]+3)*12-7)" office:value-type="float" office:value="34.5888308335967" calcext:value-type="float">
            <text:p>35</text:p>
          </table:table-cell>
          <table:table-cell table:style-name="ce2" table:formula="of:=(LN([.A30]+3)*35-45)" office:value-type="float" office:value="76.3007565979904" calcext:value-type="float">
            <text:p>76</text:p>
          </table:table-cell>
          <table:table-cell table:style-name="ce2" table:formula="of:=(LN([.A30]+3)*25-10)" office:value-type="float" office:value="76.6433975699932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(LN([.A31]+3)*12-7)" office:value-type="float" office:value="34.9580907375978" calcext:value-type="float">
            <text:p>35</text:p>
          </table:table-cell>
          <table:table-cell table:style-name="ce2" table:formula="of:=(LN([.A31]+3)*35-45)" office:value-type="float" office:value="77.3777646513268" calcext:value-type="float">
            <text:p>77</text:p>
          </table:table-cell>
          <table:table-cell table:style-name="ce2" table:formula="of:=(LN([.A31]+3)*25-10)" office:value-type="float" office:value="77.412689036662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(LN([.A32]+3)*12-7)" office:value-type="float" office:value="35.3163262953939" calcext:value-type="float">
            <text:p>35</text:p>
          </table:table-cell>
          <table:table-cell table:style-name="ce2" table:formula="of:=(LN([.A32]+3)*35-45)" office:value-type="float" office:value="78.4226183615657" calcext:value-type="float">
            <text:p>78</text:p>
          </table:table-cell>
          <table:table-cell table:style-name="ce2" table:formula="of:=(LN([.A32]+3)*25-10)" office:value-type="float" office:value="78.159013115404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(LN([.A33]+3)*12-7)" office:value-type="float" office:value="35.664176737873" calcext:value-type="float">
            <text:p>36</text:p>
          </table:table-cell>
          <table:table-cell table:style-name="ce2" table:formula="of:=(LN([.A33]+3)*35-45)" office:value-type="float" office:value="79.4371821521295" calcext:value-type="float">
            <text:p>79</text:p>
          </table:table-cell>
          <table:table-cell table:style-name="ce2" table:formula="of:=(LN([.A33]+3)*25-10)" office:value-type="float" office:value="78.8837015372353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(LN([.A34]+3)*12-7)" office:value-type="float" office:value="36.0022272614733" calcext:value-type="float">
            <text:p>36</text:p>
          </table:table-cell>
          <table:table-cell table:style-name="ce2" table:formula="of:=(LN([.A34]+3)*35-45)" office:value-type="float" office:value="80.4231628459639" calcext:value-type="float">
            <text:p>80</text:p>
          </table:table-cell>
          <table:table-cell table:style-name="ce2" table:formula="of:=(LN([.A34]+3)*25-10)" office:value-type="float" office:value="79.5879734614028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(LN([.A35]+3)*12-7)" office:value-type="float" office:value="36.3310149517307" calcext:value-type="float">
            <text:p>36</text:p>
          </table:table-cell>
          <table:table-cell table:style-name="ce2" table:formula="of:=(LN([.A35]+3)*35-45)" office:value-type="float" office:value="81.3821269425479" calcext:value-type="float">
            <text:p>81</text:p>
          </table:table-cell>
          <table:table-cell table:style-name="ce2" table:formula="of:=(LN([.A35]+3)*25-10)" office:value-type="float" office:value="80.2729478161056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(LN([.A36]+3)*12-7)" office:value-type="float" office:value="36.6510339167166" calcext:value-type="float">
            <text:p>37</text:p>
          </table:table-cell>
          <table:table-cell table:style-name="ce2" table:formula="of:=(LN([.A36]+3)*35-45)" office:value-type="float" office:value="82.3155155904235" calcext:value-type="float">
            <text:p>82</text:p>
          </table:table-cell>
          <table:table-cell table:style-name="ce2" table:formula="of:=(LN([.A36]+3)*25-10)" office:value-type="float" office:value="80.9396539931596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(LN([.A37]+3)*12-7)" office:value-type="float" office:value="36.9627397535557" calcext:value-type="float">
            <text:p>37</text:p>
          </table:table-cell>
          <table:table-cell table:style-name="ce2" table:formula="of:=(LN([.A37]+3)*35-45)" office:value-type="float" office:value="83.2246576145376" calcext:value-type="float">
            <text:p>83</text:p>
          </table:table-cell>
          <table:table-cell table:style-name="ce2" table:formula="of:=(LN([.A37]+3)*25-10)" office:value-type="float" office:value="81.589041153241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(LN([.A38]+3)*12-7)" office:value-type="float" office:value="37.2665534493672" calcext:value-type="float">
            <text:p>37</text:p>
          </table:table-cell>
          <table:table-cell table:style-name="ce2" table:formula="of:=(LN([.A38]+3)*35-45)" office:value-type="float" office:value="84.1107808939878" calcext:value-type="float">
            <text:p>84</text:p>
          </table:table-cell>
          <table:table-cell table:style-name="ce2" table:formula="of:=(LN([.A38]+3)*25-10)" office:value-type="float" office:value="82.2219863528484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(LN([.A39]+3)*12-7)" office:value-type="float" office:value="37.5628648004517" calcext:value-type="float">
            <text:p>38</text:p>
          </table:table-cell>
          <table:table-cell table:style-name="ce2" table:formula="of:=(LN([.A39]+3)*35-45)" office:value-type="float" office:value="84.9750223346508" calcext:value-type="float">
            <text:p>85</text:p>
          </table:table-cell>
          <table:table-cell table:style-name="ce2" table:formula="of:=(LN([.A39]+3)*25-10)" office:value-type="float" office:value="82.8393016676077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(LN([.A40]+3)*12-7)" office:value-type="float" office:value="37.8520354194004" calcext:value-type="float">
            <text:p>38</text:p>
          </table:table-cell>
          <table:table-cell table:style-name="ce2" table:formula="of:=(LN([.A40]+3)*35-45)" office:value-type="float" office:value="85.8184366399179" calcext:value-type="float">
            <text:p>86</text:p>
          </table:table-cell>
          <table:table-cell table:style-name="ce2" table:formula="of:=(LN([.A40]+3)*25-10)" office:value-type="float" office:value="83.4417404570842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(LN([.A41]+3)*12-7)" office:value-type="float" office:value="38.1344013883227" calcext:value-type="float">
            <text:p>38</text:p>
          </table:table-cell>
          <table:table-cell table:style-name="ce2" table:formula="of:=(LN([.A41]+3)*35-45)" office:value-type="float" office:value="86.6420040492747" calcext:value-type="float">
            <text:p>87</text:p>
          </table:table-cell>
          <table:table-cell table:style-name="ce2" table:formula="of:=(LN([.A41]+3)*25-10)" office:value-type="float" office:value="84.0300028923391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(LN([.A42]+3)*12-7)" office:value-type="float" office:value="38.4102756070191" calcext:value-type="float">
            <text:p>38</text:p>
          </table:table-cell>
          <table:table-cell table:style-name="ce2" table:formula="of:=(LN([.A42]+3)*35-45)" office:value-type="float" office:value="87.4466371871391" calcext:value-type="float">
            <text:p>87</text:p>
          </table:table-cell>
          <table:table-cell table:style-name="ce2" table:formula="of:=(LN([.A42]+3)*25-10)" office:value-type="float" office:value="84.604740847956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(LN([.A43]+3)*12-7)" office:value-type="float" office:value="38.6799498772438" calcext:value-type="float">
            <text:p>39</text:p>
          </table:table-cell>
          <table:table-cell table:style-name="ce2" table:formula="of:=(LN([.A43]+3)*35-45)" office:value-type="float" office:value="88.2331871419612" calcext:value-type="float">
            <text:p>88</text:p>
          </table:table-cell>
          <table:table-cell table:style-name="ce2" table:formula="of:=(LN([.A43]+3)*25-10)" office:value-type="float" office:value="85.166562244258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(LN([.A44]+3)*12-7)" office:value-type="float" office:value="38.9436967578691" calcext:value-type="float">
            <text:p>39</text:p>
          </table:table-cell>
          <table:table-cell table:style-name="ce2" table:formula="of:=(LN([.A44]+3)*35-45)" office:value-type="float" office:value="89.0024488771183" calcext:value-type="float">
            <text:p>89</text:p>
          </table:table-cell>
          <table:table-cell table:style-name="ce2" table:formula="of:=(LN([.A44]+3)*25-10)" office:value-type="float" office:value="85.7160349122274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(LN([.A45]+3)*12-7)" office:value-type="float" office:value="39.2017712205207" calcext:value-type="float">
            <text:p>39</text:p>
          </table:table-cell>
          <table:table-cell table:style-name="ce2" table:formula="of:=(LN([.A45]+3)*35-45)" office:value-type="float" office:value="89.7551660598521" calcext:value-type="float">
            <text:p>90</text:p>
          </table:table-cell>
          <table:table-cell table:style-name="ce2" table:formula="of:=(LN([.A45]+3)*25-10)" office:value-type="float" office:value="86.2536900427515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(LN([.A46]+3)*12-7)" office:value-type="float" office:value="39.4544121308947" calcext:value-type="float">
            <text:p>39</text:p>
          </table:table-cell>
          <table:table-cell table:style-name="ce2" table:formula="of:=(LN([.A46]+3)*35-45)" office:value-type="float" office:value="90.4920353817762" calcext:value-type="float">
            <text:p>90</text:p>
          </table:table-cell>
          <table:table-cell table:style-name="ce2" table:formula="of:=(LN([.A46]+3)*25-10)" office:value-type="float" office:value="86.7800252726973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(LN([.A47]+3)*12-7)" office:value-type="float" office:value="39.7018435773275" calcext:value-type="float">
            <text:p>40</text:p>
          </table:table-cell>
          <table:table-cell table:style-name="ce2" table:formula="of:=(LN([.A47]+3)*35-45)" office:value-type="float" office:value="91.2137104338719" calcext:value-type="float">
            <text:p>91</text:p>
          </table:table-cell>
          <table:table-cell table:style-name="ce2" table:formula="of:=(LN([.A47]+3)*25-10)" office:value-type="float" office:value="87.295507452765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(LN([.A48]+3)*12-7)" office:value-type="float" office:value="39.9442760651377" calcext:value-type="float">
            <text:p>40</text:p>
          </table:table-cell>
          <table:table-cell table:style-name="ce2" table:formula="of:=(LN([.A48]+3)*35-45)" office:value-type="float" office:value="91.9208051899851" calcext:value-type="float">
            <text:p>92</text:p>
          </table:table-cell>
          <table:table-cell table:style-name="ce2" table:formula="of:=(LN([.A48]+3)*25-10)" office:value-type="float" office:value="87.8005751357037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(LN([.A49]+3)*12-7)" office:value-type="float" office:value="40.1819075926919" calcext:value-type="float">
            <text:p>40</text:p>
          </table:table-cell>
          <table:table-cell table:style-name="ce2" table:formula="of:=(LN([.A49]+3)*35-45)" office:value-type="float" office:value="92.6138971453514" calcext:value-type="float">
            <text:p>93</text:p>
          </table:table-cell>
          <table:table-cell table:style-name="ce2" table:formula="of:=(LN([.A49]+3)*25-10)" office:value-type="float" office:value="88.2956408181081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(LN([.A50]+3)*12-7)" office:value-type="float" office:value="40.4149246229771" calcext:value-type="float">
            <text:p>40</text:p>
          </table:table-cell>
          <table:table-cell table:style-name="ce2" table:formula="of:=(LN([.A50]+3)*35-45)" office:value-type="float" office:value="93.29353015035" calcext:value-type="float">
            <text:p>93</text:p>
          </table:table-cell>
          <table:table-cell table:style-name="ce2" table:formula="of:=(LN([.A50]+3)*25-10)" office:value-type="float" office:value="88.7810929645357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(LN([.A51]+3)*12-7)" office:value-type="float" office:value="40.6435029626255" calcext:value-type="float">
            <text:p>41</text:p>
          </table:table-cell>
          <table:table-cell table:style-name="ce2" table:formula="of:=(LN([.A51]+3)*35-45)" office:value-type="float" office:value="93.9602169743243" calcext:value-type="float">
            <text:p>94</text:p>
          </table:table-cell>
          <table:table-cell table:style-name="ce2" table:formula="of:=(LN([.A51]+3)*25-10)" office:value-type="float" office:value="89.2572978388031" calcext:value-type="float">
            <text:p>89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</number:number-style>
    <number:number-style style:name="N105">
      <number:number number:decimal-places="2" loext:min-decimal-places="2" number:min-integer-digits="1" number:grouping="true"/>
    </number:number-style>
    <number:number-style style:name="N106P0" style:volatile="true">
      <number:number number:decimal-places="2" loext:min-decimal-places="2" number:min-integer-digits="1"/>
    </number:number-style>
    <number:number-style style:name="N106">
      <style:text-properties fo:color="#ff0000"/>
      <number:text>-</number:text>
      <number:number number:decimal-places="2" loext:min-decimal-places="2" number:min-integer-digits="1"/>
      <style:map style:condition="value()&gt;=0" style:apply-style-name="N106P0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0" loext:min-decimal-places="0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صفحه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00/00/00</text:date>, <text:time>00:00:00</text:time></text:p>
        </style:region-right>
      </style:header>
      <style:header-left style:display="false"/>
      <style:footer>
        <text:p>صفحه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54:51.917959438</meta:creation-date>
    <dc:date>2017-07-05T12:06:00.562193052</dc:date>
    <meta:editing-duration>PT11M10S</meta:editing-duration>
    <meta:editing-cycles>5</meta:editing-cycles>
    <meta:generator>LibreOffice/5.3.3.2$Linux_X86_64 LibreOffice_project/30m0$Build-2</meta:generator>
    <meta:document-statistic meta:table-count="1" meta:cell-count="204" meta:object-count="0"/>
  </office:meta>
</office:document-meta>
</file>